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VR Proj Sources</text:span></text:p>
      <text:p text:style-name="P1"><text:a xlink:href="https://www.assetstore.unity3d.com/en/#!/content/2088"><text:span text:style-name="T2">https://www.assetstore.unity3d.com/en/#!/content/2088</text:span></text:a><text:span text:style-name="T3"/></text:p>
      <text:p text:style-name="P1"><text:a xlink:href="https://github.com/JuppOtto/Google-Cardboard/"><text:span text:style-name="T4">https://github.com/JuppOtto/Google-Cardboard/</text:span></text:a><text:span text:style-name="T5"/></text:p>
      <text:p text:style-name="P1"><text:a xlink:href="https://www.assetstore.unity3d.com/en/#!/content/25255"><text:span text:style-name="T6">https://www.assetstore.unity3d.com/en/#!/content/25255</text:span></text:a><text:span text:style-name="T7"/></text:p>
      <text:p text:style-name="P1"><text:a xlink:href="https://www.assetstore.unity3d.com/en/#!/content/6411"><text:span text:style-name="T8">https://www.assetstore.unity3d.com/en/#!/content/6411</text:span></text:a><text:span text:style-name="T9"/></text:p>
      <text:p text:style-name="P1"><text:a xlink:href="https://www.assetstore.unity3d.com/en/#!/content/44185"><text:span text:style-name="T10">https://www.assetstore.unity3d.com/en/#!/content/44185</text:span></text:a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